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layer="layout" svg:width="1.857cm" svg:height="0.984cm" svg:x="7.096cm" svg:y="5.145cm">
          <draw:text-box>
            <text:p>L'été</text:p>
          </draw:text-box>
        </draw:frame>
        <draw:frame draw:style-name="gr1" draw:text-style-name="P1" draw:layer="layout" svg:width="1.865cm" svg:height="1.225cm" svg:x="11cm" svg:y="9cm">
          <draw:text-box>
            <text:p text:style-name="P1"><text:span text:style-name="T1">des</text:span></text:p>
          </draw:text-box>
        </draw:frame>
        <draw:frame draw:style-name="gr1" draw:text-style-name="P2" draw:layer="layout" svg:width="7.161cm" svg:height="1.386cm" svg:x="14.839cm" svg:y="14.614cm">
          <draw:text-box>
            <text:p text:style-name="P2"><text:span text:style-name="T2">beaux chevau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7-30T11:34:31</meta:creation-date>
    <meta:editing-duration>PT00H02M09S</meta:editing-duration>
    <meta:editing-cycles>2</meta:editing-cycles>
    <dc:date>2009-07-30T11:36:34</dc:date>
    <meta:document-statistic meta:object-count="26"/>
    <meta:generator>NeoOffice/3.0$Unix OpenOffice.org_project/Patch 5</meta:generator>
  </office:meta>
</office:document-meta>
</file>